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09e85"/>
    </style:style>
    <style:style style:name="P2" style:family="paragraph" style:parent-style-name="Standard">
      <style:paragraph-properties fo:text-align="start" style:justify-single-word="false"/>
      <style:text-properties officeooo:paragraph-rsid="00030aa0"/>
    </style:style>
    <style:style style:name="P3" style:family="paragraph" style:parent-style-name="Standard">
      <style:paragraph-properties fo:text-align="start" style:justify-single-word="false"/>
      <style:text-properties officeooo:paragraph-rsid="00047e04"/>
    </style:style>
    <style:style style:name="P4" style:family="paragraph" style:parent-style-name="Standard">
      <style:paragraph-properties fo:text-align="center" style:justify-single-word="false"/>
      <style:text-properties fo:font-size="14pt" fo:language="lt" fo:country="LT" fo:font-weight="bold" officeooo:rsid="00009e85" officeooo:paragraph-rsid="0002a066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language="lt" fo:country="LT" officeooo:paragraph-rsid="0002a066"/>
    </style:style>
    <style:style style:name="P6" style:family="paragraph" style:parent-style-name="Standard">
      <style:paragraph-properties fo:text-align="center" style:justify-single-word="false"/>
      <style:text-properties fo:language="lt" fo:country="LT" officeooo:paragraph-rsid="00030aa0"/>
    </style:style>
    <style:style style:name="P7" style:family="paragraph" style:parent-style-name="Standard">
      <style:paragraph-properties fo:text-align="start" style:justify-single-word="false"/>
      <style:text-properties fo:language="lt" fo:country="LT" officeooo:rsid="0004f94b" officeooo:paragraph-rsid="00030aa0"/>
    </style:style>
    <style:style style:name="P8" style:family="paragraph" style:parent-style-name="Standard">
      <style:paragraph-properties fo:text-align="start" style:justify-single-word="false"/>
      <style:text-properties officeooo:paragraph-rsid="00073712"/>
    </style:style>
    <style:style style:name="T1" style:family="text">
      <style:text-properties fo:language="lt" fo:country="LT"/>
    </style:style>
    <style:style style:name="T2" style:family="text">
      <style:text-properties fo:language="lt" fo:country="LT" officeooo:rsid="00009e85"/>
    </style:style>
    <style:style style:name="T3" style:family="text">
      <style:text-properties fo:language="lt" fo:country="LT" officeooo:rsid="00024ec4"/>
    </style:style>
    <style:style style:name="T4" style:family="text">
      <style:text-properties fo:language="lt" fo:country="LT" officeooo:rsid="0002a066"/>
    </style:style>
    <style:style style:name="T5" style:family="text">
      <style:text-properties fo:language="lt" fo:country="LT" fo:font-weight="bold" style:font-weight-asian="bold" style:font-weight-complex="bold"/>
    </style:style>
    <style:style style:name="T6" style:family="text">
      <style:text-properties fo:language="lt" fo:country="LT" fo:font-weight="bold" officeooo:rsid="00047e04" style:font-weight-asian="bold" style:font-weight-complex="bold"/>
    </style:style>
    <style:style style:name="T7" style:family="text">
      <style:text-properties fo:language="lt" fo:country="LT" fo:font-weight="bold" officeooo:rsid="0004f94b" style:font-weight-asian="bold" style:font-weight-complex="bold"/>
    </style:style>
    <style:style style:name="T8" style:family="text">
      <style:text-properties fo:language="lt" fo:country="LT" officeooo:rsid="00030aa0"/>
    </style:style>
    <style:style style:name="T9" style:family="text">
      <style:text-properties fo:language="lt" fo:country="LT" officeooo:rsid="00047e04"/>
    </style:style>
    <style:style style:name="T10" style:family="text">
      <style:text-properties fo:language="lt" fo:country="LT" officeooo:rsid="0004f94b"/>
    </style:style>
    <style:style style:name="T11" style:family="text">
      <style:text-properties fo:language="lt" fo:country="LT" officeooo:rsid="00058364"/>
    </style:style>
    <style:style style:name="T12" style:family="text">
      <style:text-properties style:font-name="Liberation Serif1" fo:language="lt" fo:country="LT" officeooo:rsid="0002a066"/>
    </style:style>
    <style:style style:name="T13" style:family="text">
      <style:text-properties fo:font-size="14pt" fo:language="lt" fo:country="LT" fo:font-weight="bold" officeooo:rsid="00009e85" style:font-size-asian="14pt" style:font-weight-asian="bold" style:font-size-complex="1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Ramer-Douglas-Peucker algoritmas</text:p>
      <text:p text:style-name="P4"><text:line-break/><text:tab/>VU MIF Kompiuterinis Modeliavimas<text:tab/></text:p>
      <text:p text:style-name="P4"/>
      <text:p text:style-name="P3"><text:span text:style-name="T13"><text:tab/><text:tab/><text:tab/><text:tab/><text:tab/><text:tab/>Artur Gončarov</text:span><text:span text:style-name="T2"><text:line-break/><text:line-break/></text:span><text:span text:style-name="T6">Alternativa Multi-Scale R-tree</text:span><text:span text:style-name="T9"><text:line-break/><text:line-break/>Vienas iš būdų atvaizduoti geometrinius objektus norimame mastelije yra </text:span><text:span text:style-name="T6">linijų supaprastinimo algoritmas</text:span><text:span text:style-name="T9">. </text:span></text:p>
      <text:p text:style-name="P8"><text:span text:style-name="T2"><text:line-break/></text:span><text:span text:style-name="T1">Pla</text:span><text:span text:style-name="T3">č</text:span><text:span text:style-name="T1">ausiai žinomas globalinis algoritmas vadinamas Douglas-Peucker. Šis algoritmas prasideda nuo dviej</text:span><text:span text:style-name="T3">ų</text:span><text:span text:style-name="T1"> pradin</text:span><text:span text:style-name="T3">ė</text:span><text:span text:style-name="T1">s linijos galini</text:span><text:span text:style-name="T3">ų</text:span><text:span text:style-name="T1"> tašk</text:span><text:span text:style-name="T3">ų</text:span><text:span text:style-name="T1"> sujungimo tiesia linija (vadinama bazine arba tvirtinta linija). Jei vis</text:span><text:span text:style-name="T4">ų</text:span><text:span text:style-name="T1"> tarpini</text:span><text:span text:style-name="T4">ų</text:span><text:span text:style-name="T1"> viršni</text:span><text:span text:style-name="T4">ų</text:span><text:span text:style-name="T1"> statmeni atstumai patenka </text:span><text:span text:style-name="T4">į </text:span><text:span text:style-name="T1">slenkstin</text:span><text:span text:style-name="T4">į</text:span><text:span text:style-name="T1"> atstum</text:span><text:span text:style-name="T4">ą</text:span><text:span text:style-name="T1"> </text:span><text:span text:style-name="T12">ε</text:span><field:fieldmark-start text:name="__Fieldmark__101_2839496998" field:type=""/><field:fieldmark-end/><text:span text:style-name="T1"> nuo pagrindin</text:span><text:span text:style-name="T4">ė</text:span><text:span text:style-name="T1">s linijos, šios virš</text:span><text:span text:style-name="T4">ū</text:span><text:span text:style-name="T1">n</text:span><text:span text:style-name="T4">ė</text:span><text:span text:style-name="T1">s gali b</text:span><text:span text:style-name="T4">ū</text:span><text:span text:style-name="T1">ti pašalinamos ir pradin</text:span><text:span text:style-name="T4">ę</text:span><text:span text:style-name="T1"> lini</text:span><text:bookmark text:name="Unknown"/><text:span text:style-name="T4">ją </text:span><text:span text:style-name="T1">gali pakeisti pagrindin</text:span><text:span text:style-name="T4">ė</text:span><text:span text:style-name="T1">. Ta</text:span><text:span text:style-name="T4">č</text:span><text:span text:style-name="T1">iau jei bet kuri iš tarpini</text:span><text:span text:style-name="T4">ų</text:span><text:span text:style-name="T1"> virš</text:span><text:span text:style-name="T4">ū</text:span><text:span text:style-name="T1">ni</text:span><text:span text:style-name="T4">ų</text:span><text:span text:style-name="T1"> nepatenka </text:span><text:span text:style-name="T4">į</text:span><text:span text:style-name="T1"> slenkstin</text:span><text:span text:style-name="T4">į</text:span><text:span text:style-name="T1"> atstum</text:span><text:bookmark text:name="Unknown1"/><text:span text:style-name="T4">ą</text:span><text:span text:style-name="T1"> </text:span><text:span text:style-name="T12">ε</text:span><text:span text:style-name="T1">, linija ties tolimiausia virš</text:span><text:span text:style-name="T4">ū</text:span><text:span text:style-name="T1">ne yra padalijama </text:span><text:span text:style-name="T4">į</text:span><text:span text:style-name="T1"> dvi dalis ir procesas yra pakartojamas su dviem atskiromis dalimis.</text:span></text:p>
      <text:p text:style-name="P5"/>
      <text:p text:style-name="P2"><text:span text:style-name="T5">Supaprastinimo operacija</text:span><text:span text:style-name="T1"> </text:span></text:p>
      <text:p text:style-name="P6"/>
      <text:p text:style-name="P2"><text:span text:style-name="T1">Sutraukimo operatoriai pakei</text:span><text:span text:style-name="T8">č</text:span><text:span text:style-name="T1">ia savyb</text:span><text:span text:style-name="T8">ė</text:span><text:span text:style-name="T1">s ar objekto fizin</text:span><text:span text:style-name="T8">ę</text:span><text:span text:style-name="T1"> informaci</text:span><text:bookmark text:name="Unknown2"/><text:span text:style-name="T8">ją </text:span><text:span text:style-name="T1">abstrak</text:span><text:span text:style-name="T8">č</text:span><text:span text:style-name="T1">iais geometriniais objektais arba žemos dimensijos informacija. Objekto geometrija yra visiškai pakei</text:span><text:span text:style-name="T8">č</text:span><text:span text:style-name="T1">iama. Pavyzdžiui, po sutraukimo linijos ar ploto savyb</text:span><text:span text:style-name="T8">ė</text:span><text:span text:style-name="T1">s sutraukiamos iki taškini</text:span><text:span text:style-name="T8">ų</text:span><text:span text:style-name="T1"> objekt</text:span><text:span text:style-name="T8">ų</text:span><text:span text:style-name="T1"> arba ploto savyb</text:span><text:span text:style-name="T8">ė</text:span><text:span text:style-name="T1">s – iki linijini</text:span><text:span text:style-name="T8">ų</text:span><text:span text:style-name="T1">. Sutraukimo operacijos naudojamos, kai d</text:span><text:span text:style-name="T8">ė</text:span><text:span text:style-name="T1">l tam tikros priežasties (pvz., svarbos arba tipin</text:span><text:span text:style-name="T8">ė</text:span><text:span text:style-name="T1">s savyb</text:span><text:span text:style-name="T8">ė</text:span><text:span text:style-name="T1">s strukt</text:span><text:span text:style-name="T8">ū</text:span><text:span text:style-name="T1">ros) reikia išlaikyti tam tikrus objektus ar j</text:span><text:span text:style-name="T8">ų</text:span><text:span text:style-name="T1"> detales. <text:line-break/><text:line-break/></text:span><text:span text:style-name="T7">Algoritmo pseudokodas:</text:span><text:span text:style-name="T10"><text:line-break/><text:line-break/>function DouglasPeucker(PointList[], epsilon)</text:span></text:p>
      <text:p text:style-name="P7"><text:s text:c="4"/>// rasti tašką su maksimaliu atstumu</text:p>
      <text:p text:style-name="P7"><text:s text:c="4"/>dmax = 0</text:p>
      <text:p text:style-name="P7"><text:s text:c="4"/>index = 0</text:p>
      <text:p text:style-name="P7"><text:s text:c="4"/>end = length(PointList)</text:p>
      <text:p text:style-name="P7"><text:s text:c="4"/>for i = 2 to ( end - 1) {</text:p>
      <text:p text:style-name="P7"><text:s text:c="8"/>d = perpendicularDistance(PointList[i], Line(PointList[1], PointList[end])) </text:p>
      <text:p text:style-name="P7"><text:s text:c="8"/>if ( d &gt; dmax ) {</text:p>
      <text:p text:style-name="P7"><text:s text:c="12"/>index = i</text:p>
      <text:p text:style-name="P7"><text:s text:c="12"/>dmax = d</text:p>
      <text:p text:style-name="P7"><text:s text:c="8"/>}</text:p>
      <text:p text:style-name="P7"><text:s text:c="4"/>}</text:p>
      <text:p text:style-name="P7"><text:s text:c="4"/></text:p>
      <text:p text:style-name="P7"><text:s text:c="4"/>ResultList[] = empty;</text:p>
      <text:p text:style-name="P7"><text:s text:c="4"/></text:p>
      <text:p text:style-name="P7"><text:s text:c="4"/>// Jeigu maksimalus atstumas(dmax) daugiau už epsiloną, rekursiviai supaprastinti</text:p>
      <text:p text:style-name="P7"><text:s text:c="4"/>if ( dmax &gt; epsilon ) {</text:p>
      <text:p text:style-name="P2"><text:span text:style-name="T10"><text:s text:c="8"/>// </text:span><text:span text:style-name="T11">Recursivus iškvietimas</text:span></text:p>
      <text:p text:style-name="P7"><text:s text:c="8"/>recResults1[] = DouglasPeucker(PointList[1...index], epsilon)</text:p>
      <text:p text:style-name="P7"><text:soft-page-break/><text:s text:c="8"/>recResults2[] = DouglasPeucker(PointList[index...end], epsilon)</text:p>
      <text:p text:style-name="P7"/>
      <text:p text:style-name="P7"><text:s text:c="8"/>// sukurti rezultatų sąrašą</text:p>
      <text:p text:style-name="P7"><text:s text:c="8"/>ResultList[] = {recResults1[1...length(recResults1)-1], recResults2[1...length(recResults2)]}</text:p>
      <text:p text:style-name="P7"><text:s text:c="4"/>} else {</text:p>
      <text:p text:style-name="P7"><text:s text:c="8"/>ResultList[] = {PointList[1], PointList[end]}</text:p>
      <text:p text:style-name="P7"><text:s text:c="4"/>}</text:p>
      <text:p text:style-name="P7"><text:s text:c="4"/>// gražinti rezultatus</text:p>
      <text:p text:style-name="P7"><text:s text:c="4"/>return ResultList[]</text:p>
      <text:p text:style-name="P7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_64 LibreOffice_project/9b0d9b32d5dcda91d2f1a96dc04c645c450872bf</meta:generator>
    <dc:date>2019-12-31T00:47:45.244000000</dc:date>
    <meta:editing-duration>PT14M25S</meta:editing-duration>
    <meta:editing-cycles>5</meta:editing-cycles>
    <meta:document-statistic meta:table-count="0" meta:image-count="0" meta:object-count="0" meta:page-count="2" meta:paragraph-count="33" meta:word-count="264" meta:character-count="2231" meta:non-whitespace-character-count="1825"/>
  </office:meta>
</office:document-meta>
</file>